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090000" style:font-name="Calibri" fo:font-size="14pt" fo:font-weight="bold" style:font-size-asian="14pt" style:font-weight-asian="bold"/>
    </style:style>
    <style:style style:name="T2" style:family="text">
      <style:text-properties fo:color="#090000" style:font-name="Calibri" fo:font-size="14pt" fo:font-style="normal" style:text-underline-style="none" fo:font-weight="bold" style:font-size-asian="14pt" style:font-style-asian="normal" style:font-weight-asian="bold"/>
    </style:style>
    <style:style style:name="T3" style:family="text">
      <style:text-properties fo:color="#090000" style:font-name="Calibri" fo:font-size="14pt" fo:font-style="normal" style:text-underline-style="none" fo:font-weight="bold" style:font-size-asian="14pt" style:font-style-asian="normal" style:font-weight-asian="bold"/>
    </style:style>
    <style:style style:name="T4" style:family="text">
      <style:text-properties fo:color="#090000" style:font-name="Calibri" fo:font-size="12pt" style:text-underline-style="solid" style:text-underline-width="auto" style:text-underline-color="font-color" fo:font-weight="bold" style:font-size-asian="12pt" style:font-weight-asian="bold"/>
    </style:style>
    <style:style style:name="T5" style:family="text">
      <style:text-properties fo:color="#090000" style:font-name="Calibri" fo:font-size="12pt" style:text-underline-style="solid" style:text-underline-width="auto" style:text-underline-color="font-color" fo:font-weight="bold" style:font-size-asian="12pt" style:font-weight-asian="bold"/>
    </style:style>
    <style:style style:name="T6" style:family="text">
      <style:text-properties fo:color="#090000" style:font-name="Calibri" fo:font-size="12pt" fo:font-style="normal" style:text-underline-style="none" fo:font-weight="normal" style:font-size-asian="12pt" style:font-style-asian="normal" style:font-weight-asian="normal"/>
    </style:style>
    <style:style style:name="T7" style:family="text">
      <style:text-properties fo:color="#090000" style:font-name="Calibri" fo:font-size="12pt" fo:font-style="normal" style:text-underline-style="none" fo:font-weight="normal" style:font-size-asian="12pt" style:font-style-asian="normal" style:font-weight-asian="normal"/>
    </style:style>
    <style:style style:name="T8" style:family="text">
      <style:text-properties fo:color="#090000" style:font-name="Calibri" fo:font-size="12pt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9" style:family="text">
      <style:text-properties fo:color="#090000" style:font-name="Calibri" fo:font-size="12pt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10" style:family="text">
      <style:text-properties fo:color="#808080" style:font-name="Calibri" fo:font-size="8pt" fo:font-style="italic" style:text-underline-style="none" fo:font-weight="bold" style:font-size-asian="8pt" style:font-style-asian="italic" style:font-weight-asian="bold"/>
    </style:style>
    <style:style style:name="T11" style:family="text">
      <style:text-properties fo:color="#808080" style:font-name="Calibri" fo:font-size="8pt" fo:font-style="italic" style:text-underline-style="none" fo:font-weight="bold" style:font-size-asian="8pt" style:font-style-asian="italic" style:font-weight-asian="bold"/>
    </style:style>
    <style:style style:name="T12" style:family="text">
      <style:text-properties fo:color="#808080" style:font-name="Calibri" fo:font-size="8pt" fo:font-style="italic" style:text-underline-style="none" fo:font-weight="normal" style:font-size-asian="8pt" style:font-style-asian="italic" style:font-weight-asian="normal"/>
    </style:style>
    <style:style style:name="T13" style:family="text">
      <style:text-properties fo:color="#808080" style:font-name="Calibri" fo:font-size="8pt" fo:font-style="italic" style:text-underline-style="none" fo:font-weight="normal" style:font-size-asian="8pt" style:font-style-asian="italic" style:font-weight-asian="normal"/>
    </style:style>
    <style:style style:name="T14" style:family="text">
      <style:text-properties fo:color="#0000ff" style:font-name="Calibri"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5" style:family="text">
      <style:text-properties fo:color="#0000ff" style:font-name="Calibri"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ualite = (</text:span><text:span text:style-name="T4">actu_id</text:span><text:span text:style-name="T10"> INT</text:span><text:span text:style-name="T6">, actu_img_un</text:span><text:span text:style-name="T12"> VARCHAR(100)</text:span><text:span text:style-name="T6">, actu_titre</text:span><text:span text:style-name="T10"> VARCHAR(100)</text:span><text:span text:style-name="T6">, actu_paragraphe_un</text:span><text:span text:style-name="T10"> VARCHAR(500)</text:span><text:span text:style-name="T6">, actu_image_deux</text:span><text:span text:style-name="T12"> VARCHAR(100)</text:span><text:span text:style-name="T6">, actu_description_image_deux</text:span><text:span text:style-name="T12"> VARCHAR(100)</text:span><text:span text:style-name="T6">, actu_paragraphe_deux</text:span><text:span text:style-name="T12"> VARCHAR(500)</text:span><text:span text:style-name="T6">, actu_image_trois</text:span><text:span text:style-name="T12"> VARCHAR(100)</text:span><text:span text:style-name="T6">, actu_paragraphe_trois</text:span><text:span text:style-name="T12"> VARCHAR(500)</text:span><text:span text:style-name="T6">, actu_auteur</text:span><text:span text:style-name="T12"> VARCHAR(100)</text:span><text:span text:style-name="T6">, actu_date_creation</text:span><text:span text:style-name="T12"> DATE</text:span><text:span text:style-name="T2">);</text:span></text:p>
      <text:p text:style-name="P1"><text:span text:style-name="T2"/></text:p>
      <text:p text:style-name="P1"><text:span text:style-name="T2">realisation = (</text:span><text:span text:style-name="T8">real_id</text:span><text:span text:style-name="T10"> INT</text:span><text:span text:style-name="T6">, real_titre</text:span><text:span text:style-name="T10"> VARCHAR(100)</text:span><text:span text:style-name="T6">, real_logo</text:span><text:span text:style-name="T12"> VARCHAR(100)</text:span><text:span text:style-name="T6">, real_paragraphe_un</text:span><text:span text:style-name="T10"> VARCHAR(500)</text:span><text:span text:style-name="T6">, real_paragraphe_deux</text:span><text:span text:style-name="T12"> VARCHAR(500)</text:span><text:span text:style-name="T6">, lieu</text:span><text:span text:style-name="T12"> VARCHAR(100)</text:span><text:span text:style-name="T6">, real_cout</text:span><text:span text:style-name="T12"> VARCHAR(100)</text:span><text:span text:style-name="T6">, real_date_debut</text:span><text:span text:style-name="T12"> DATE</text:span><text:span text:style-name="T6">, real_date_fin</text:span><text:span text:style-name="T12"> DATE</text:span><text:span text:style-name="T6">, real_img_un</text:span><text:span text:style-name="T12"> VARCHAR(100)</text:span><text:span text:style-name="T6">, real_img_trois</text:span><text:span text:style-name="T12"> VARCHAR(100)</text:span><text:span text:style-name="T6">, real_img_quatre</text:span><text:span text:style-name="T12"> VARCHAR(100)</text:span><text:span text:style-name="T6">, real_img_cinq</text:span><text:span text:style-name="T12"> VARCHAR(100)</text:span><text:span text:style-name="T6">, real_img_deux</text:span><text:span text:style-name="T12"> VARCHAR(100)</text:span><text:span text:style-name="T6">, theme</text:span><text:span text:style-name="T12"> VARCHAR(100)</text:span><text:span text:style-name="T2">);</text:span></text:p>
      <text:p text:style-name="P1"><text:span text:style-name="T2"/></text:p>
      <text:p text:style-name="P1"><text:span text:style-name="T2">service = (</text:span><text:span text:style-name="T8">service_id</text:span><text:span text:style-name="T10"> INT</text:span><text:span text:style-name="T6">, service_titre</text:span><text:span text:style-name="T10"> VARCHAR(100)</text:span><text:span text:style-name="T6">, service_image_un</text:span><text:span text:style-name="T12"> VARCHAR(100)</text:span><text:span text:style-name="T6">, service_description</text:span><text:span text:style-name="T12"> VARCHAR(500)</text:span><text:span text:style-name="T2">);</text:span></text:p>
      <text:p text:style-name="P1"><text:span text:style-name="T2"/></text:p>
      <text:p text:style-name="P1"><text:span text:style-name="T2">admin = (</text:span><text:span text:style-name="T8">admin_id</text:span><text:span text:style-name="T10"> INT</text:span><text:span text:style-name="T6">, admin_login</text:span><text:span text:style-name="T10"> VARCHAR(50)</text:span><text:span text:style-name="T6">, admin_password</text:span><text:span text:style-name="T10"> VARCHAR(100)</text:span><text:span text:style-name="T2">);</text:span></text:p>
      <text:p text:style-name="P1"><text:span text:style-name="T2"/></text:p>
      <text:p text:style-name="P1"><text:span text:style-name="T2">recrutement = (</text:span><text:span text:style-name="T8">recrut_id</text:span><text:span text:style-name="T10"> INT</text:span><text:span text:style-name="T6">, recrut_titre</text:span><text:span text:style-name="T10"> VARCHAR(100)</text:span><text:span text:style-name="T6">, recrut_image_un</text:span><text:span text:style-name="T12"> VARCHAR(100)</text:span><text:span text:style-name="T6">, recrut_description</text:span><text:span text:style-name="T10"> VARCHAR(500)</text:span><text:span text:style-name="T6">, recrut_competence</text:span><text:span text:style-name="T12"> VARCHAR(500)</text:span><text:span text:style-name="T2">);</text:span></text:p>
      <text:p text:style-name="P1"><text:span text:style-name="T2"/></text:p>
      <text:p text:style-name="P1"><text:span text:style-name="T2">employe = (</text:span><text:span text:style-name="T8">employe_id</text:span><text:span text:style-name="T10"> INT</text:span><text:span text:style-name="T6">, employe_nom</text:span><text:span text:style-name="T10"> VARCHAR(100)</text:span><text:span text:style-name="T6">, employe_prenom</text:span><text:span text:style-name="T12"> VARCHAR(100)</text:span><text:span text:style-name="T6">, employe_image_un</text:span><text:span text:style-name="T12"> VARCHAR(100)</text:span><text:span text:style-name="T6">, employe_titre</text:span><text:span text:style-name="T12"> VARCHAR(100)</text:span><text:span text:style-name="T6">, employe_description</text:span><text:span text:style-name="T12"> VARCHAR(500)</text:span><text:span text:style-name="T2">);</text:span></text:p>
      <text:p text:style-name="P1"><text:span text:style-name="T2"/></text:p>
      <text:p text:style-name="P1"><text:span text:style-name="T2">reference = (</text:span><text:span text:style-name="T8">reference_id</text:span><text:span text:style-name="T10"> INT</text:span><text:span text:style-name="T6">, reference_titre</text:span><text:span text:style-name="T10"> VARCHAR(100)</text:span><text:span text:style-name="T6">, reference_image_un</text:span><text:span text:style-name="T12"> VARCHAR(100)</text:span><text:span text:style-name="T6">, reference_valeur</text:span><text:span text:style-name="T12"> VARCHAR(100)</text:span><text:span text:style-name="T2">);</text:span></text:p>
      <text:p text:style-name="P1"><text:span text:style-name="T2"/></text:p>
      <text:p text:style-name="P1"><text:span text:style-name="T2">service_real = (</text:span><text:span text:style-name="T14">#real_id, #service_id</text:span><text:span text:style-name="T2">);</text:span></text:p>
      <text:p text:style-name="P1"><text:span text:style-name="T2"/></text:p>
      <text:p text:style-name="P1"><text:span text:style-name="T2">actu_real = (</text:span><text:span text:style-name="T14">#actu_id, #real_id</text:span><text:span text:style-name="T2">);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1-03-12T11:34:43.874000000</dc:date>
    <meta:editing-duration>PT2M29S</meta:editing-duration>
    <meta:editing-cycles>3</meta:editing-cycles>
    <meta:document-statistic meta:table-count="0" meta:image-count="0" meta:object-count="0" meta:page-count="1" meta:paragraph-count="9" meta:word-count="118" meta:character-count="1447" meta:non-whitespace-character-count="1338"/>
  </office:meta>
</office:document-meta>
</file>